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7500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0833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 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xz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</ns0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no-merged-usr sid sid-chroot https://deb.debian.org/debian</ns0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m root sid-chroo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</table:table>
        <text:list text:style-name="rststyle-enumlist-arabic">
          <text:list-item>
            <text:p text:style-name="rststyle-enumitem">Kurulum aracı ekleyebiliz.</text:p>
          </text:list-item>
        </text:list>
        <text:p text:style-name="rststyle-textbody">Öncelikle chrootun dışında bir yerde kurulum aracını deb paketi yapmak için gerekli olan paketleri kuralım:</text:p>
        <ns0:p ns0:style-name="rststyle-codeblock">☭ apt-get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oluşturulan <text:span text:style-name="rststyle-strong">deb</text:span> paketini <text:span text:style-name="rststyle-strong">chroot</text:span> içerisindeki <text:span text:style-name="rststyle-strong">tmp</text:span> dizinine atıp chroot içerisindeyken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</text:list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ve ardından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boot içerisine atalım.</text:p>
          </text:list-item>
        </text:list>
        <ns0:p ns0:style-name="rststyle-codeblock">☭ ls sid-chroot/boot/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quiet splash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quiet splash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4"/>├── filesystem.squashfs<ns0:line-break/><ns0:s ns0:c="4"/>├── initrd.img<ns0:line-break/><ns0:s ns0:c="4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3-04T22:57:04</meta:creation-date>
    <dc:creator>a</dc:creator>
    <dc:date>2021-03-04T22:57:04</dc:date>
    <dc:language>en-US</dc:language>
    <meta:editing-cycles>1</meta:editing-cycles>
    <meta:editing-duration>PT00M01S</meta:editing-duration>
    <dc:title>Iso yapımı</dc:title>
  </office:meta>
</office:document-meta>
</file>